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paragraph-rsid="002275c6" style:font-size-asian="7pt" style:font-size-complex="8pt"/>
    </style:style>
    <style:style style:name="P2" style:family="paragraph" style:parent-style-name="Standard">
      <style:text-properties officeooo:paragraph-rsid="0033e3b6"/>
    </style:style>
    <style:style style:name="P3" style:family="paragraph" style:parent-style-name="Standard">
      <style:text-properties fo:font-size="10pt" fo:font-weight="bold" officeooo:rsid="0016b8d9" officeooo:paragraph-rsid="0033e3b6" style:font-size-asian="10pt" style:font-weight-asian="bold" style:font-size-complex="10pt" style:font-weight-complex="bold"/>
    </style:style>
    <style:style style:name="P4" style:family="paragraph" style:parent-style-name="Standard">
      <style:paragraph-properties style:shadow="none"/>
      <style:text-properties fo:font-size="8pt" fo:font-weight="bold" officeooo:rsid="0016b8d9" officeooo:paragraph-rsid="0016b8d9" style:font-size-asian="7pt" style:font-weight-asian="bold" style:font-size-complex="8pt" style:font-weight-complex="bold"/>
    </style:style>
    <style:style style:name="P5" style:family="paragraph" style:parent-style-name="Standard">
      <style:paragraph-properties style:shadow="none"/>
      <style:text-properties fo:font-size="10pt" fo:font-weight="normal" officeooo:rsid="0018762d" officeooo:paragraph-rsid="0018762d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shadow="none"/>
      <style:text-properties fo:font-size="10pt" fo:font-weight="normal" officeooo:rsid="001880a7" officeooo:paragraph-rsid="001880a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 style:shadow="none"/>
      <style:text-properties fo:font-size="10pt" fo:font-weight="normal" officeooo:rsid="001ba4f3" officeooo:paragraph-rsid="001ba4f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 style:shadow="none"/>
      <style:text-properties fo:font-size="10pt" fo:font-weight="normal" officeooo:rsid="00220ee7" officeooo:paragraph-rsid="00220ee7" style:font-size-asian="10pt" style:font-weight-asian="normal" style:font-size-complex="10pt" style:font-weight-complex="normal"/>
    </style:style>
    <style:style style:name="P9" style:family="paragraph" style:parent-style-name="Standard">
      <style:paragraph-properties style:shadow="none"/>
      <style:text-properties fo:font-size="10pt" fo:font-weight="normal" officeooo:rsid="0019a900" officeooo:paragraph-rsid="006bcbb4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shadow="none"/>
      <style:text-properties fo:font-size="10pt" fo:font-weight="bold" officeooo:rsid="0018762d" officeooo:paragraph-rsid="0018762d" style:font-size-asian="10pt" style:font-weight-asian="bold" style:font-size-complex="10pt" style:font-weight-complex="bold"/>
    </style:style>
    <style:style style:name="P11" style:family="paragraph" style:parent-style-name="Standard">
      <style:paragraph-properties style:shadow="none">
        <style:tab-stops>
          <style:tab-stop style:position="0cm"/>
        </style:tab-stops>
      </style:paragraph-properties>
      <style:text-properties fo:font-size="10pt" fo:font-weight="bold" officeooo:rsid="0018762d" officeooo:paragraph-rsid="0018762d" style:font-size-asian="10pt" style:font-weight-asian="bold" style:font-size-complex="10pt" style:font-weight-complex="bold"/>
    </style:style>
    <style:style style:name="P12" style:family="paragraph" style:parent-style-name="Standard">
      <style:paragraph-properties style:shadow="none"/>
      <style:text-properties fo:font-size="10pt" fo:font-weight="bold" officeooo:rsid="001880a7" officeooo:paragraph-rsid="001880a7" style:font-size-asian="10pt" style:font-weight-asian="bold" style:font-size-complex="10pt" style:font-weight-complex="bold"/>
    </style:style>
    <style:style style:name="P13" style:family="paragraph" style:parent-style-name="Standard">
      <style:paragraph-properties style:shadow="none"/>
      <style:text-properties fo:font-size="10pt" fo:font-weight="bold" officeooo:rsid="0019a900" officeooo:paragraph-rsid="0019a900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shadow="none"/>
      <style:text-properties fo:font-size="10pt" fo:font-weight="bold" officeooo:rsid="0019a900" officeooo:paragraph-rsid="006bcbb4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 style:shadow="none"/>
      <style:text-properties fo:font-size="10pt" fo:font-weight="bold" officeooo:rsid="001c51fb" officeooo:paragraph-rsid="001c51f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fo:font-size="10pt" fo:font-weight="bold" officeooo:rsid="001f15b2" officeooo:paragraph-rsid="001f15b2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 style:shadow="none"/>
      <style:text-properties fo:font-size="10pt" fo:font-weight="bold" officeooo:rsid="0020ea07" officeooo:paragraph-rsid="0020ea07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 style:shadow="none"/>
      <style:text-properties fo:font-size="10pt" fo:font-weight="bold" officeooo:rsid="00217eba" officeooo:paragraph-rsid="00217eba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 style:shadow="none"/>
      <style:text-properties fo:font-size="10pt" fo:font-weight="bold" officeooo:rsid="002275c6" officeooo:paragraph-rsid="002275c6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fo:font-size="10pt" fo:font-weight="bold" officeooo:rsid="0019c5fc" officeooo:paragraph-rsid="006bcbb4" style:font-size-asian="10pt" style:font-weight-asian="bold" style:font-size-complex="10pt" style:font-weight-complex="bold"/>
    </style:style>
    <style:style style:name="P21" style:family="paragraph" style:parent-style-name="Standard" style:master-page-name="First_20_Page">
      <style:paragraph-properties style:page-number="auto"/>
      <style:text-properties fo:font-size="16pt" fo:font-weight="bold" officeooo:rsid="0015fd8b" style:font-size-asian="16pt" style:font-weight-asian="bold" style:font-size-complex="16pt" style:font-weight-complex="bold"/>
    </style:style>
    <style:style style:name="P22" style:family="paragraph" style:parent-style-name="Standard" style:list-style-name="L1">
      <style:paragraph-properties fo:text-align="justify" style:justify-single-word="false" style:shadow="none"/>
      <style:text-properties fo:font-size="10pt" fo:font-weight="bold" officeooo:rsid="0019c5fc" officeooo:paragraph-rsid="006bcbb4" style:font-size-asian="10pt" style:font-weight-asian="bold" style:font-size-complex="10pt" style:font-weight-complex="bold"/>
    </style:style>
    <style:style style:name="P23" style:family="paragraph" style:parent-style-name="Standard" style:list-style-name="L1">
      <style:paragraph-properties fo:text-align="justify" style:justify-single-word="false" style:shadow="none"/>
      <style:text-properties fo:font-size="10pt" fo:font-weight="bold" officeooo:rsid="001ba4f3" officeooo:paragraph-rsid="006bcbb4" style:font-size-asian="10pt" style:font-weight-asian="bold" style:font-size-complex="10pt" style:font-weight-complex="bold"/>
    </style:style>
    <style:style style:name="P24" style:family="paragraph" style:parent-style-name="Standard" style:list-style-name="L3">
      <style:paragraph-properties fo:text-align="justify" style:justify-single-word="false" style:shadow="none"/>
      <style:text-properties fo:font-size="10pt" fo:font-weight="bold" officeooo:rsid="001c51fb" officeooo:paragraph-rsid="001c51fb" style:font-size-asian="10pt" style:font-weight-asian="bold" style:font-size-complex="10pt" style:font-weight-complex="bold"/>
    </style:style>
    <style:style style:name="P25" style:family="paragraph" style:parent-style-name="Standard" style:list-style-name="L3">
      <style:paragraph-properties fo:text-align="justify" style:justify-single-word="false" style:shadow="none"/>
      <style:text-properties fo:font-size="10pt" fo:font-weight="bold" officeooo:rsid="001dce81" officeooo:paragraph-rsid="0082e54e" style:font-size-asian="10pt" style:font-weight-asian="bold" style:font-size-complex="10pt" style:font-weight-complex="bold"/>
    </style:style>
    <style:style style:name="P26" style:family="paragraph" style:parent-style-name="Standard" style:list-style-name="L3">
      <style:paragraph-properties fo:text-align="justify" style:justify-single-word="false" style:shadow="none"/>
      <style:text-properties fo:font-size="10pt" fo:font-weight="bold" officeooo:rsid="001dce81" officeooo:paragraph-rsid="001dce81" style:font-size-asian="10pt" style:font-weight-asian="bold" style:font-size-complex="10pt" style:font-weight-complex="bold"/>
    </style:style>
    <style:style style:name="P27" style:family="paragraph" style:parent-style-name="Standard" style:list-style-name="L3">
      <style:paragraph-properties fo:text-align="justify" style:justify-single-word="false" style:shadow="none"/>
      <style:text-properties fo:font-size="10pt" fo:font-weight="bold" officeooo:rsid="001f15b2" officeooo:paragraph-rsid="001f15b2" style:font-size-asian="10pt" style:font-weight-asian="bold" style:font-size-complex="10pt" style:font-weight-complex="bold"/>
    </style:style>
    <style:style style:name="P28" style:family="paragraph" style:parent-style-name="Standard" style:list-style-name="L5">
      <style:paragraph-properties fo:text-align="justify" style:justify-single-word="false" style:shadow="none"/>
      <style:text-properties fo:font-size="10pt" fo:font-weight="bold" officeooo:rsid="0020ea07" officeooo:paragraph-rsid="006bcbb4" style:font-size-asian="10pt" style:font-weight-asian="bold" style:font-size-complex="10pt" style:font-weight-complex="bold"/>
    </style:style>
    <style:style style:name="P29" style:family="paragraph" style:parent-style-name="Standard" style:list-style-name="L5">
      <style:paragraph-properties fo:text-align="justify" style:justify-single-word="false" style:shadow="none"/>
      <style:text-properties fo:font-size="10pt" fo:font-weight="bold" officeooo:rsid="00217eba" officeooo:paragraph-rsid="00217eba" style:font-size-asian="10pt" style:font-weight-asian="bold" style:font-size-complex="10pt" style:font-weight-complex="bold"/>
    </style:style>
    <style:style style:name="P30" style:family="paragraph" style:parent-style-name="Standard" style:list-style-name="L6">
      <style:paragraph-properties fo:text-align="justify" style:justify-single-word="false" style:shadow="none"/>
      <style:text-properties fo:font-size="10pt" fo:font-weight="bold" officeooo:rsid="00217eba" officeooo:paragraph-rsid="00217eba" style:font-size-asian="10pt" style:font-weight-asian="bold" style:font-size-complex="10pt" style:font-weight-complex="bold"/>
    </style:style>
    <style:style style:name="P31" style:family="paragraph" style:parent-style-name="Standard" style:list-style-name="L6">
      <style:paragraph-properties fo:text-align="justify" style:justify-single-word="false" style:shadow="none"/>
      <style:text-properties fo:font-size="10pt" fo:font-weight="bold" officeooo:rsid="00220ee7" officeooo:paragraph-rsid="00220ee7" style:font-size-asian="10pt" style:font-weight-asian="bold" style:font-size-complex="10pt" style:font-weight-complex="bold"/>
    </style:style>
    <style:style style:name="P32" style:family="paragraph" style:parent-style-name="Standard" style:list-style-name="L2">
      <style:paragraph-properties fo:text-align="justify" style:justify-single-word="false" style:shadow="none"/>
      <style:text-properties fo:font-size="10pt" fo:font-weight="normal" officeooo:rsid="0019a900" officeooo:paragraph-rsid="0019c5fc" style:font-size-asian="10pt" style:font-weight-asian="normal" style:font-size-complex="10pt" style:font-weight-complex="normal"/>
    </style:style>
    <style:style style:name="P33" style:family="paragraph" style:parent-style-name="Standard" style:list-style-name="L2">
      <style:paragraph-properties fo:text-align="justify" style:justify-single-word="false" style:shadow="none"/>
      <style:text-properties fo:font-size="10pt" fo:font-weight="normal" officeooo:rsid="0019a900" officeooo:paragraph-rsid="0019a900" style:font-size-asian="10pt" style:font-weight-asian="normal" style:font-size-complex="10pt" style:font-weight-complex="normal"/>
    </style:style>
    <style:style style:name="P34" style:family="paragraph" style:parent-style-name="Standard" style:list-style-name="L4">
      <style:paragraph-properties fo:text-align="justify" style:justify-single-word="false" style:shadow="none"/>
      <style:text-properties fo:font-size="10pt" fo:font-weight="normal" officeooo:rsid="0045d7a7" officeooo:paragraph-rsid="0073d117" style:font-size-asian="10pt" style:font-weight-asian="normal" style:font-size-complex="10pt" style:font-weight-complex="normal"/>
    </style:style>
    <style:style style:name="P35" style:family="paragraph" style:parent-style-name="Standard" style:list-style-name="L4">
      <style:paragraph-properties fo:text-align="justify" style:justify-single-word="false" style:shadow="none"/>
      <style:text-properties fo:font-size="10pt" fo:font-weight="normal" officeooo:rsid="0020ea07" officeooo:paragraph-rsid="0020ea07" style:font-size-asian="10pt" style:font-weight-asian="normal" style:font-size-complex="10pt" style:font-weight-complex="normal"/>
    </style:style>
    <style:style style:name="P36" style:family="paragraph" style:parent-style-name="Standard" style:list-style-name="L7">
      <style:paragraph-properties fo:text-align="justify" style:justify-single-word="false" style:shadow="none"/>
      <style:text-properties fo:font-size="10pt" fo:font-weight="normal" officeooo:rsid="002275c6" officeooo:paragraph-rsid="005a94b0" style:font-size-asian="10pt" style:font-weight-asian="normal" style:font-size-complex="10pt" style:font-weight-complex="normal"/>
    </style:style>
    <style:style style:name="P37" style:family="paragraph" style:parent-style-name="Standard" style:list-style-name="L7">
      <style:paragraph-properties fo:text-align="justify" style:justify-single-word="false" style:shadow="none"/>
      <style:text-properties fo:font-size="10pt" fo:font-weight="normal" officeooo:rsid="002275c6" officeooo:paragraph-rsid="002275c6" style:font-size-asian="10pt" style:font-weight-asian="normal" style:font-size-complex="10pt" style:font-weight-complex="normal"/>
    </style:style>
    <style:style style:name="P38" style:family="paragraph">
      <loext:graphic-properties draw:fill="none" draw:fill-color="#000000"/>
      <style:paragraph-properties fo:text-align="center"/>
    </style:style>
    <style:style style:name="P39" style:family="paragraph">
      <loext:graphic-properties draw:fill="none" draw:fill-color="#000000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fd8b" style:font-weight-asian="bold" style:font-weight-complex="bold"/>
    </style:style>
    <style:style style:name="T3" style:family="text">
      <style:text-properties fo:font-weight="bold" officeooo:rsid="0019c5f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0ea07" style:font-weight-asian="normal" style:font-weight-complex="normal"/>
    </style:style>
    <style:style style:name="T6" style:family="text">
      <style:text-properties fo:font-weight="normal" officeooo:rsid="00217eba" style:font-weight-asian="normal" style:font-weight-complex="normal"/>
    </style:style>
    <style:style style:name="T7" style:family="text">
      <style:text-properties fo:font-weight="normal" officeooo:rsid="0037474f" style:font-weight-asian="normal" style:font-weight-complex="normal"/>
    </style:style>
    <style:style style:name="T8" style:family="text">
      <style:text-properties fo:font-weight="normal" officeooo:rsid="005ef762" style:font-weight-asian="normal" style:font-weight-complex="normal"/>
    </style:style>
    <style:style style:name="T9" style:family="text">
      <style:text-properties fo:font-weight="normal" officeooo:rsid="0056b6f5" style:font-weight-asian="normal" style:font-weight-complex="normal"/>
    </style:style>
    <style:style style:name="T10" style:family="text">
      <style:text-properties fo:font-weight="normal" officeooo:rsid="0019a900" style:font-weight-asian="normal" style:font-weight-complex="normal"/>
    </style:style>
    <style:style style:name="T11" style:family="text">
      <style:text-properties fo:font-weight="normal" officeooo:rsid="006bcbb4" style:font-weight-asian="normal" style:font-weight-complex="normal"/>
    </style:style>
    <style:style style:name="T12" style:family="text">
      <style:text-properties fo:font-weight="normal" officeooo:rsid="00790b94" style:font-weight-asian="normal" style:font-weight-complex="normal"/>
    </style:style>
    <style:style style:name="T13" style:family="text">
      <style:text-properties fo:font-weight="normal" officeooo:rsid="007b553f" style:font-weight-asian="normal" style:font-weight-complex="normal"/>
    </style:style>
    <style:style style:name="T14" style:family="text">
      <style:text-properties fo:font-weight="normal" officeooo:rsid="004fa053" style:font-weight-asian="normal" style:font-weight-complex="normal"/>
    </style:style>
    <style:style style:name="T15" style:family="text">
      <style:text-properties fo:font-weight="normal" officeooo:rsid="0095c33c" style:font-weight-asian="normal" style:font-weight-complex="normal"/>
    </style:style>
    <style:style style:name="T16" style:family="text">
      <style:text-properties fo:font-weight="normal" officeooo:rsid="00b41856" style:font-weight-asian="normal" style:font-weight-complex="normal"/>
    </style:style>
    <style:style style:name="T17" style:family="text">
      <style:text-properties fo:font-weight="normal" officeooo:rsid="00b81af0" style:font-weight-asian="normal" style:font-weight-complex="normal"/>
    </style:style>
    <style:style style:name="T18" style:family="text">
      <style:text-properties fo:font-size="10pt" fo:font-weight="normal" officeooo:rsid="0015fd8b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6b8d9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2275c6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2471ab" style:font-size-asian="10pt" style:font-weight-asian="normal" style:font-size-complex="10pt" style:font-weight-complex="normal"/>
    </style:style>
    <style:style style:name="T22" style:family="text">
      <style:text-properties officeooo:rsid="001880a7"/>
    </style:style>
    <style:style style:name="T23" style:family="text">
      <style:text-properties officeooo:rsid="0019c5fc"/>
    </style:style>
    <style:style style:name="T24" style:family="text">
      <style:text-properties officeooo:rsid="00217eba"/>
    </style:style>
    <style:style style:name="T25" style:family="text">
      <style:text-properties style:text-position="super 58%" fo:font-weight="bold" style:font-weight-asian="bold" style:font-weight-complex="bold"/>
    </style:style>
    <style:style style:name="T26" style:family="text">
      <style:text-properties style:text-position="0% 100%"/>
    </style:style>
    <style:style style:name="T27" style:family="text">
      <style:text-properties style:text-position="0% 100%" fo:font-weight="bold" style:font-weight-asian="bold" style:font-weight-complex="bold"/>
    </style:style>
    <style:style style:name="T28" style:family="text">
      <style:text-properties officeooo:rsid="005262e7"/>
    </style:style>
    <style:style style:name="T29" style:family="text">
      <style:text-properties officeooo:rsid="000ea484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size="8pt" officeooo:rsid="000ea484" style:font-size-asian="8pt" style:font-size-complex="8pt"/>
    </style:style>
    <style:style style:name="T32" style:family="text">
      <style:text-properties officeooo:rsid="006bcbb4"/>
    </style:style>
    <style:style style:name="T33" style:family="text">
      <style:text-properties fo:font-size="6pt" fo:font-weight="normal" officeooo:rsid="0019a900" style:font-size-asian="6pt" style:font-weight-asian="normal" style:font-size-complex="6pt" style:font-weight-complex="normal"/>
    </style:style>
    <style:style style:name="T34" style:family="text">
      <style:text-properties officeooo:rsid="0080c605"/>
    </style:style>
    <style:style style:name="T35" style:family="text">
      <style:text-properties officeooo:rsid="007ca8ef"/>
    </style:style>
    <style:style style:name="T36" style:family="text">
      <style:text-properties officeooo:rsid="00b81a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49cm" svg:stroke-color="#000000" draw:fill="none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ab/><text:tab/><text:tab/><text:tab/> <text:s text:c="2"/><text:tab/> <text:s/>ANUJ MAHESHWARI</text:p>
      <text:p text:style-name="P1"><text:span text:style-name="T2"><text:tab/><text:tab/><text:tab/><text:tab/></text:span><text:span text:style-name="T18">Irvine, California 92612 | (949) 561-7738 | </text:span><text:a xlink:type="simple" xlink:href="mailto:aamahes1@uci.edu" text:style-name="Internet_20_link" text:visited-style-name="Visited_20_Internet_20_Link"><text:span text:style-name="T18">aamahes1@uci.edu</text:span></text:a><text:span text:style-name="T18"> | </text:span></text:p>
      <text:p text:style-name="P2"><text:span text:style-name="T18"><text:tab/><text:tab/> <text:s/><text:tab/> </text:span><text:a xlink:type="simple" xlink:href="http://www.linkedin.com/in/anuj-maheshwari" text:style-name="Internet_20_link" text:visited-style-name="Visited_20_Internet_20_Link"><text:span text:style-name="T19">www.linkedin.com/in/anuj-maheshwari</text:span></text:a><text:span text:style-name="T19"> </text:span><text:span text:style-name="T20">| </text:span><text:a xlink:type="simple" xlink:href="https://github.com/anujmaheshwari1" text:style-name="Internet_20_link" text:visited-style-name="Visited_20_Internet_20_Link"><text:span text:style-name="T21">https://github.com/anujmaheshwari1</text:span></text:a></text:p>
      <text:p text:style-name="P3">EDUCATION</text:p>
      <text:p text:style-name="P4"><draw:line text:anchor-type="paragraph" draw:z-index="0" draw:name="Shape1" draw:style-name="gr1" draw:text-style-name="P38" svg:x1="0.007cm" svg:y1="0.173cm" svg:x2="19.664cm" svg:y2="0.173cm"><text:p/></draw:line></text:p>
      <text:p text:style-name="P5">UNIVERSITY OF CALIFORNIA, IRVINE, Irvine, California<text:tab/><text:tab/><text:tab/><text:tab/><text:tab/><text:tab/> <text:s text:c="5"/><text:span text:style-name="T32">Expected</text:span> Dec 2020</text:p>
      <text:p text:style-name="P11">Master of Computer Science</text:p>
      <text:p text:style-name="P10"/>
      <text:p text:style-name="P5">PUNE INSTITUTE OF COMPUTER TECHNOLOGY, Pune, India<text:tab/><text:tab/><text:tab/><text:tab/><text:tab/><text:tab/> <text:span text:style-name="T28">July 2015 – June 2019 <text:s text:c="2"/></text:span></text:p>
      <text:p text:style-name="P5"><text:span text:style-name="T1">Bachelor of Engineering in Computer Engineering</text:span>, <text:span text:style-name="T22">GPA: 8.37/10</text:span></text:p>
      <text:p text:style-name="P5"/>
      <text:p text:style-name="P12">TECHNICAL SKILLS</text:p>
      <text:p text:style-name="P12"><draw:line text:anchor-type="paragraph" draw:z-index="1" draw:name="Shape2" draw:style-name="gr1" draw:text-style-name="P39" svg:x1="0.007cm" svg:y1="0.166cm" svg:x2="19.637cm" svg:y2="0.166cm"><text:p/></draw:line></text:p>
      <text:p text:style-name="P12">Programming Languages: <text:span text:style-name="T4">C, C++, Java, Python, Ruby</text:span></text:p>
      <text:p text:style-name="P12">Tools and Frameworks: <text:span text:style-name="T4">Spring, Ruby on Rails, MySQL, MongoDB, JMeter, JUnit, Mockito, Redis, RabbitMQ</text:span></text:p>
      <text:p text:style-name="P6"/>
      <text:p text:style-name="P13">WORK EXPERIENCE</text:p>
      <text:p text:style-name="P13"><draw:line text:anchor-type="paragraph" draw:z-index="2" draw:name="Shape3" draw:style-name="gr1" draw:text-style-name="P38" svg:x1="0.007cm" svg:y1="0.139cm" svg:x2="19.637cm" svg:y2="0.139cm"><text:p/></draw:line></text:p>
      <text:p text:style-name="P9">InterviewBit, Pune, India<text:tab/><text:tab/></text:p>
      <text:p text:style-name="P20"><text:span text:style-name="T32">InterviewBit Academy Teaching Assistant</text:span><text:span text:style-name="T11"><text:tab/><text:tab/></text:span><text:span text:style-name="T4"><text:tab/><text:tab/><text:tab/><text:tab/> <text:s text:c="8"/><text:tab/><text:tab/>June 2019 – Aug 2019</text:span></text:p>
      <text:list xml:id="list1529453125920298945" text:style-name="L1">
        <text:list-item>
          <text:p text:style-name="P22">Mentored<text:span text:style-name="T4"> a batch of 30 students by conducti</text:span><text:span text:style-name="T7">ng</text:span><text:span text:style-name="T4"> problem-solving sessions on </text:span>Data Structures and Algorithms<text:span text:style-name="T4">. </text:span></text:p>
        </text:list-item>
        <text:list-item>
          <text:p text:style-name="P23"><text:span text:style-name="T11">Curated and tested</text:span><text:span text:style-name="T4"> 200+ Algorithmic problems </text:span><text:span text:style-name="T13">that</text:span><text:span text:style-name="T4"> were used for hiring interviews, contests and selection process of affiliated companies. </text:span></text:p>
        </text:list-item>
        <text:list-item>
          <text:p text:style-name="P23"><text:span text:style-name="T9">Led a team of 5 to host CodersBit, a natio</text:span><text:span text:style-name="T12">n</text:span><text:span text:style-name="T9">wide programming contest with 30,000+ participants.</text:span><text:span text:style-name="T10"><text:tab/><text:tab/><text:tab/><text:tab/></text:span><text:span text:style-name="T33"><text:tab/><text:tab/><text:tab/> <text:s text:c="12"/><text:tab/><text:tab/></text:span></text:p>
        </text:list-item>
      </text:list>
      <text:p text:style-name="P14">Software Engineering Intern<text:tab/><text:tab/><text:tab/><text:tab/><text:tab/><text:tab/><text:tab/><text:tab/><text:tab/><text:tab/><text:span text:style-name="T4">April 2018 – Sept 2018</text:span></text:p>
      <text:list xml:id="list976546251407293024" text:style-name="L2">
        <text:list-item>
          <text:p text:style-name="P32">Designed and built an end-to-end insights dashboard of users <text:span text:style-name="T23">that sped up the recruitment process by providing the recruiters an overview of user skills </text:span>through performance analysis and rating graphs <text:span text:style-name="T23">using </text:span><text:span text:style-name="T3">Ruby on Rails</text:span><text:span text:style-name="T23">.</text:span></text:p>
        </text:list-item>
        <text:list-item>
          <text:p text:style-name="P32"><text:span text:style-name="T23">Developed the frontend for the dashboard with</text:span> <text:span text:style-name="T1">HTML/CSS, Javascript, AJAX and Bootstrap</text:span>.</text:p>
        </text:list-item>
        <text:list-item>
          <text:p text:style-name="P33">Pre-calculated and stored various user metrics in the <text:span text:style-name="T1">MySQL</text:span> Database which had over 1 million rows of user data in order to reduce complex read queries to simple update and read operations.</text:p>
        </text:list-item>
        <text:list-item>
          <text:p text:style-name="P33">Performed data visualization to infer user rating metrics and examined InterviewBit user data to bucket all users to pre-defined groups using <text:span text:style-name="T1">analytical heuristics</text:span> in order to group similar skilled users together.</text:p>
        </text:list-item>
      </text:list>
      <text:p text:style-name="P7"/>
      <text:p text:style-name="P15">PROJECTS</text:p>
      <text:p text:style-name="P15"><draw:line text:anchor-type="paragraph" draw:z-index="3" draw:name="Shape4" draw:style-name="gr1" draw:text-style-name="P38" svg:x1="0.034cm" svg:y1="0.206cm" svg:x2="19.585cm" svg:y2="0.171cm"><text:p/></draw:line></text:p>
      <text:p text:style-name="P15">Q<text:span text:style-name="T35">E</text:span>ats – Food Ordering Application (Crio Summer of Doing Student Developer)<text:span text:style-name="T4"><text:tab/> <text:s text:c="14"/><text:tab/><text:tab/>April 2019 – June 2019</text:span></text:p>
      <text:list xml:id="list5941079376445228132" text:style-name="L3">
        <text:list-item>
          <text:p text:style-name="P24"><text:span text:style-name="T4">Implemented backend for a food ordering application using </text:span>Java SpringBoot, MVCS Architecture<text:span text:style-name="T4"> and deployed it on cloud using </text:span>Docker<text:span text:style-name="T4">.</text:span></text:p>
        </text:list-item>
        <text:list-item>
          <text:p text:style-name="P25"><text:span text:style-name="T4">Used </text:span>Spring Data MongoDB<text:span text:style-name="T4"> to integrate the restaurants database with over 25,000 entries to add capability to search for restaurants by name, items etc. Improved search speed by </text:span><text:span text:style-name="T16">1</text:span><text:span text:style-name="T14">.5x by </text:span><text:span text:style-name="T4">parallelizing queries using </text:span>Multi-threading.</text:p>
        </text:list-item>
        <text:list-item>
          <text:p text:style-name="P26"><text:span text:style-name="T4">Decreased the home screen loading time from 11s to 1.3s by </text:span>caching<text:span text:style-name="T4"> nearby restaurant using </text:span>Redis<text:span text:style-name="T4">.</text:span></text:p>
        </text:list-item>
        <text:list-item>
          <text:p text:style-name="P27"><text:span text:style-name="T4">Leveraged </text:span>Spring AMQP<text:span text:style-name="T4"> to synchronously send order completion messages and assign delivery personnel.</text:span></text:p>
        </text:list-item>
      </text:list>
      <text:p text:style-name="P16">Time Table Scheduler<text:tab/><text:tab/><text:tab/><text:tab/><text:tab/><text:tab/><text:tab/><text:tab/><text:tab/> <text:tab/><text:tab/> <text:s/><text:span text:style-name="T4">Sept 2018 – Dec 2018</text:span></text:p>
      <text:list xml:id="list3819739628411212975" text:style-name="L4">
        <text:list-item>
          <text:p text:style-name="P34"><text:span text:style-name="T5">Maximized the </text:span><text:span text:style-name="T34">feasibility</text:span><text:span text:style-name="T5"> of time table generation by automating the process using Genetic Algorithm.</text:span></text:p>
        </text:list-item>
        <text:list-item>
          <text:p text:style-name="P35">Applied genetic operators like swap mutation, single-point crossover etc. to produce feasible solutions without violating the hard constraints, e.g : No class should have more than one lecture at a particular time etc.</text:p>
        </text:list-item>
      </text:list>
      <text:p text:style-name="P17">A.I. Based Game Agent<text:tab/><text:tab/><text:tab/><text:tab/><text:tab/><text:tab/><text:tab/><text:tab/><text:tab/> <text:tab/><text:tab/> <text:s/><text:span text:style-name="T4">Jan 2018 – April 2018</text:span></text:p>
      <text:list xml:id="list7482456107932640992" text:style-name="L5">
        <text:list-item>
          <text:p text:style-name="P28"><text:span text:style-name="T4">Programmed a bot </text:span><text:span text:style-name="T17">in </text:span><text:span text:style-name="T36">C++</text:span><text:span text:style-name="T17"> </text:span><text:span text:style-name="T4">with </text:span>Minimax<text:span text:style-name="T4"> algorithm and smart adaptive heuristic to play an elimination based game on a 5*5 grid with the goal of infiltrating the enemy base. </text:span></text:p>
        </text:list-item>
        <text:list-item>
          <text:p text:style-name="P28"><text:span text:style-name="T6">Increased the in-search depth using </text:span><text:span text:style-name="T24">Alpha-beta pruning.</text:span></text:p>
        </text:list-item>
        <text:list-item>
          <text:p text:style-name="P29"><text:span text:style-name="T4">Utilized memory transposition table</text:span><text:span text:style-name="T8">s</text:span><text:span text:style-name="T4"> to avoid re-computation of previously visited game states. Overcame the </text:span>Horizon Effect<text:span text:style-name="T4"> by using </text:span>Quiescence Search.</text:p>
        </text:list-item>
      </text:list>
      <text:p text:style-name="P18">Organ Transplantation Portal<text:span text:style-name="T4"><text:tab/><text:tab/><text:tab/><text:tab/><text:tab/><text:tab/><text:tab/><text:tab/> <text:s/><text:tab/><text:tab/> <text:s text:c="2"/>July 2017 – Oct 2017</text:span></text:p>
      <text:list xml:id="list1112262206621854897" text:style-name="L6">
        <text:list-item>
          <text:p text:style-name="P30"><text:span text:style-name="T4">Developed an application to keep track of organ transplants and </text:span><text:span text:style-name="T15">increased </text:span><text:span text:style-name="T4">transparency in the process using </text:span>Socket Programming<text:span text:style-name="T4"> to implement basic Client-Server Architecture.</text:span></text:p>
        </text:list-item>
        <text:list-item>
          <text:p text:style-name="P31"><text:span text:style-name="T4">Enabled communication of Java application with </text:span>MySQL<text:span text:style-name="T4"> using </text:span>JDBC<text:span text:style-name="T4"> to fetch donor/receiver records.</text:span></text:p>
        </text:list-item>
      </text:list>
      <text:p text:style-name="P8"/>
      <text:p text:style-name="P19">AWARDS</text:p>
      <text:p text:style-name="P17"><draw:line text:anchor-type="paragraph" draw:z-index="4" draw:name="Shape4" draw:style-name="gr1" draw:text-style-name="P38" svg:x1="0.034cm" svg:y1="0.206cm" svg:x2="19.585cm" svg:y2="0.206cm"><text:p/></draw:line></text:p>
      <text:list xml:id="list126205959372917111" text:style-name="L7">
        <text:list-item>
          <text:p text:style-name="P36">Placed amongst <text:span text:style-name="T1">top 10 teams</text:span> for the Crio Summer of Doing Capstone Project. <text:span text:style-name="T29">(</text:span><text:a xlink:type="simple" xlink:href="https://www.youtube.com/watch?v=hJ7U_wPCYJY" text:style-name="Internet_20_link" text:visited-style-name="Visited_20_Internet_20_Link"><text:span text:style-name="T30">https://www.youtube.com/watch?v=hJ7U_wPCYJY</text:span></text:a><text:span text:style-name="T31">)</text:span></text:p>
        </text:list-item>
        <text:list-item>
          <text:p text:style-name="P37">Secured <text:span text:style-name="T1">21</text:span><text:span text:style-name="T25">st</text:span><text:span text:style-name="T27"> rank in the Rivigo Coding Championship</text:span><text:span text:style-name="T26"> out of 8000+ participating team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57:35.280799671</meta:creation-date>
    <dc:date>2019-10-14T23:28:56.062604421</dc:date>
    <meta:editing-duration>PT4H57M58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1" meta:paragraph-count="41" meta:word-count="555" meta:character-count="3887" meta:non-whitespace-character-count="3235"/>
  </office:meta>
</office:document-meta>
</file>